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line-height="93%" fo:text-align="center" text:enable-numbering="false" fo:text-indent="0cm" style:line-break="strict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line-height="93%" fo:text-align="center" text:enable-numbering="false" fo:text-indent="0cm" style:line-break="strict" style:writing-mode="lr-tb"/>
      <style:text-properties fo:color="#000000" fo:font-family="Arial, Arial" style:font-family-generic="swiss" fo:font-size="12pt" style:font-family-asian="Arial, Arial" style:font-family-generic-asian="swiss" style:font-size-asian="12pt" style:font-family-complex="Arial, Arial" style:font-family-generic-complex="swiss" style:font-size-complex="6.80000019073486pt"/>
    </style:style>
    <style:style style:name="P5" style:family="paragraph">
      <style:paragraph-properties fo:margin-left="0cm" fo:margin-right="0cm" fo:line-height="93%" fo:text-align="center" text:enable-numbering="false" fo:text-indent="0cm" style:line-break="stric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10pt" style:font-size-asian="18pt" style:font-size-complex="18pt"/>
    </style:style>
    <style:style style:name="T1" style:family="text">
      <style:text-properties fo:color="#000000" fo:font-size="10pt" fo:language="en" fo:country="GB" style:font-size-asian="10pt" style:font-size-complex="10pt"/>
    </style:style>
    <style:style style:name="T2" style:family="text">
      <style:text-properties fo:color="#000000" fo:font-family="Arial, Arial" style:font-family-generic="swiss" fo:font-size="10pt" fo:language="en" fo:country="GB" style:font-family-asian="Arial, Arial" style:font-family-generic-asian="swiss" style:font-size-asian="10pt" style:font-family-complex="Arial, Arial" style:font-family-generic-complex="swiss" style:font-size-complex="10pt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2" draw:layer="layout" svg:width="1.049cm" svg:height="13.676cm" svg:x="4.501cm" svg:y="1.487cm">
          <draw:glue-point draw:id="4" svg:x="-5.052cm" svg:y="-1.421cm"/>
          <draw:glue-point draw:id="5" svg:x="-5.023cm" svg:y="1.709cm"/>
          <draw:glue-point draw:id="6" svg:x="5.052cm" svg:y="-2.566cm"/>
          <draw:glue-point draw:id="7" svg:x="4.833cm" svg:y="-3.82cm"/>
          <draw:glue-point draw:id="8" svg:x="-4.89cm" svg:y="1.93cm"/>
          <draw:glue-point draw:id="9" svg:x="5.157cm" svg:y="-1.999cm"/>
          <draw:glue-point draw:id="10" svg:x="5.042cm" svg:y="-4.363cm"/>
          <draw:glue-point draw:id="11" svg:x="5.004cm" svg:y="1.828cm"/>
          <draw:glue-point draw:id="12" svg:x="5.004cm" svg:y="0.59cm"/>
          <draw:glue-point draw:id="13" svg:x="5.004cm" svg:y="-0.646cm"/>
          <draw:glue-point draw:id="14" svg:x="4.957cm" svg:y="0.529cm"/>
          <draw:glue-point draw:id="15" svg:x="5.052cm" svg:y="-0.674cm"/>
          <draw:glue-point draw:id="16" svg:x="5.176cm" svg:y="3.063cm"/>
          <draw:glue-point draw:id="17" svg:x="5.176cm" svg:y="1.165cm"/>
          <draw:glue-point draw:id="18" svg:x="4.966cm" svg:y="4.082cm"/>
          <text:p text:style-name="P1"><text:span text:style-name="T1">CSLc</text:span></text:p>
          <draw:enhanced-geometry svg:viewBox="0 0 21600 21600" draw:extrusion="false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3.229cm" svg:y1="6.382cm" svg:x2="4.501cm" svg:y2="6.382cm" draw:start-shape="id1" draw:start-glue-point="1" draw:end-shape="id2" draw:end-glue-point="4">
          <text:p text:style-name="P6"/>
        </draw:connector>
        <draw:custom-shape draw:style-name="gr1" draw:text-style-name="P4" draw:id="id6" draw:layer="layout" svg:width="2.422cm" svg:height="1.362cm" svg:x="7.771cm" svg:y="10.144cm">
          <text:p text:style-name="P3"><text:span text:style-name="T2">Generated</text:span></text:p>
          <text:p text:style-name="P3"><text:span text:style-name="T2">.v code</text:span></text:p>
          <text:p text:style-name="P3"><text:span text:style-name="T2">consta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3.229cm" svg:y1="10.969cm" svg:x2="4.513cm" svg:y2="10.964cm" draw:start-shape="id3" draw:start-glue-point="1" draw:end-shape="id2" draw:end-glue-point="8">
          <text:p text:style-name="P6"/>
        </draw:connector>
        <draw:custom-shape draw:style-name="gr1" draw:text-style-name="P1" draw:id="id1" draw:layer="layout" svg:width="1.704cm" svg:height="0.851cm" svg:x="1.525cm" svg:y="5.957cm">
          <text:p text:style-name="P5"><text:span text:style-name="T1">CSL ISA</text:span></text:p>
          <text:p text:style-name="P5"><text:span text:style-name="T1">spe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1.704cm" svg:height="0.851cm" svg:x="1.525cm" svg:y="10.544cm">
          <text:p text:style-name="P5"><text:span text:style-name="T1">.csl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5.55cm" svg:y1="4.816cm" svg:x2="7.782cm" svg:y2="4.818cm" draw:start-shape="id2" draw:start-glue-point="6" draw:end-shape="id4" draw:end-glue-point="3">
          <text:p text:style-name="P6"/>
        </draw:connector>
        <draw:custom-shape draw:style-name="gr1" draw:text-style-name="P4" draw:id="id5" draw:layer="layout" svg:width="2.422cm" svg:height="1.362cm" svg:x="7.771cm" svg:y="2.068cm">
          <text:p text:style-name="P3"><text:span text:style-name="T2">.asm files</text:span></text:p>
          <text:p text:style-name="P3"><text:span text:style-name="T2">(user define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line-skew="0.076cm" svg:x1="8.982cm" svg:y1="3.43cm" svg:x2="8.959cm" svg:y2="4.162cm" draw:start-shape="id5" draw:start-glue-point="2">
          <text:p text:style-name="P6"/>
        </draw:connector>
        <draw:connector draw:style-name="gr2" draw:text-style-name="P2" draw:layer="layout" svg:x1="5.549cm" svg:y1="10.824cm" svg:x2="7.771cm" svg:y2="10.825cm" draw:start-shape="id2" draw:start-glue-point="11" draw:end-shape="id6">
          <text:p text:style-name="P6"/>
        </draw:connector>
        <draw:custom-shape draw:style-name="gr1" draw:text-style-name="P4" draw:id="id7" draw:layer="layout" svg:width="2.422cm" svg:height="1.362cm" svg:x="7.771cm" svg:y="8.362cm">
          <text:p text:style-name="P3"><text:span text:style-name="T2">Generated</text:span></text:p>
          <text:p text:style-name="P3"><text:span text:style-name="T2">.v ucode</text:span></text:p>
          <text:p text:style-name="P3"><text:span text:style-name="T2">processor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5.544cm" svg:y1="9.048cm" svg:x2="7.771cm" svg:y2="9.043cm" draw:start-shape="id2" draw:start-glue-point="14" draw:end-shape="id7" draw:end-glue-point="3">
          <text:p text:style-name="P6"/>
        </draw:connector>
        <draw:custom-shape draw:style-name="gr1" draw:text-style-name="P4" draw:id="id8" draw:layer="layout" svg:width="2.422cm" svg:height="1.362cm" svg:x="7.771cm" svg:y="6.261cm">
          <text:p text:style-name="P3"><text:span text:style-name="T2">RTL IM</text:span></text:p>
          <text:p text:style-name="P3"><text:span text:style-name="T2">m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8.993cm" svg:y1="5.499cm" svg:x2="8.982cm" svg:y2="6.261cm" draw:start-shape="id4" draw:start-glue-point="2" draw:end-shape="id8" draw:end-glue-point="0">
          <text:p text:style-name="P6"/>
        </draw:connector>
        <draw:connector draw:style-name="gr2" draw:text-style-name="P2" draw:layer="layout" svg:x1="8.982cm" svg:y1="7.623cm" svg:x2="8.982cm" svg:y2="8.362cm" draw:start-shape="id8" draw:start-glue-point="2" draw:end-shape="id7" draw:end-glue-point="0">
          <text:p text:style-name="P6"/>
        </draw:connector>
        <draw:custom-shape draw:style-name="gr1" draw:text-style-name="P4" draw:id="id9" draw:layer="layout" svg:width="2.422cm" svg:height="1.362cm" svg:x="12.171cm" svg:y="9.205cm">
          <draw:glue-point draw:id="4" svg:x="-4.975cm" svg:y="-2.555cm"/>
          <draw:glue-point draw:id="5" svg:x="-4.975cm" svg:y="2.709cm"/>
          <text:p text:style-name="P3"><text:span text:style-name="T2">User defined</text:span></text:p>
          <text:p text:style-name="P3"><text:span text:style-name="T2">.v</text:span></text:p>
          <text:p text:style-name="P3"><text:span text:style-name="T2">datapath(d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10.193cm" svg:y1="9.043cm" svg:x2="12.178cm" svg:y2="9.539cm" draw:start-shape="id7" draw:start-glue-point="1" draw:end-shape="id9" draw:end-glue-point="4">
          <text:p text:style-name="P6"/>
        </draw:connector>
        <draw:connector draw:style-name="gr2" draw:text-style-name="P2" draw:layer="layout" svg:x1="10.193cm" svg:y1="10.825cm" svg:x2="12.178cm" svg:y2="10.254cm" draw:start-shape="id6" draw:start-glue-point="1" draw:end-shape="id9" draw:end-glue-point="5">
          <text:p text:style-name="P6"/>
        </draw:connector>
        <draw:connector draw:style-name="gr2" draw:text-style-name="P2" draw:layer="layout" svg:x1="10.204cm" svg:y1="4.818cm" svg:x2="12.011cm" svg:y2="4.819cm" draw:start-shape="id4" draw:start-glue-point="1" draw:end-shape="id10" draw:end-glue-point="3">
          <text:p text:style-name="P6"/>
        </draw:connector>
        <draw:custom-shape draw:style-name="gr1" draw:text-style-name="P1" draw:id="id10" draw:layer="layout" svg:width="2.422cm" svg:height="1.362cm" svg:x="12.011cm" svg:y="4.138cm">
          <text:p text:style-name="P5"><text:span text:style-name="T1">Generated c</text:span></text:p>
          <text:p text:style-name="P5"><text:span text:style-name="T1">code</text:span></text:p>
          <text:p text:style-name="P5"><text:span text:style-name="T1">assemble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id="id4" draw:layer="layout" svg:width="2.422cm" svg:height="1.362cm" svg:x="7.782cm" svg:y="4.137cm">
          <text:p text:style-name="P3"><text:span text:style-name="T2">C SIM</text:span></text:p>
          <text:p text:style-name="P3"><text:span text:style-name="T2">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5.503cm" svg:y1="6.593cm" svg:x2="7.73cm" svg:y2="6.588cm">
          <text:p text:style-name="P6"/>
        </draw:connector>
        <draw:connector draw:style-name="gr2" draw:text-style-name="P2" draw:layer="layout" svg:x1="5.504cm" svg:y1="7.371cm" svg:x2="7.731cm" svg:y2="7.366cm">
          <text:p text:style-name="P6"/>
        </draw:connector>
        <draw:frame draw:style-name="gr3" draw:text-style-name="P7" draw:layer="layout" svg:width="1.598cm" svg:height="0.64cm" svg:x="5.669cm" svg:y="6.069cm">
          <draw:text-box>
            <text:p text:style-name="P6"><text:span text:style-name="T3">selects</text:span></text:p>
          </draw:text-box>
        </draw:frame>
        <draw:frame draw:style-name="gr3" draw:text-style-name="P7" draw:layer="layout" svg:width="1.598cm" svg:height="0.64cm" svg:x="5.669cm" svg:y="6.827cm">
          <draw:text-box>
            <text:p text:style-name="P6"><text:span text:style-name="T3">selec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P180268" style:family="graphic">
      <style:paragraph-properties style:text-autospace="none"/>
    </style:style>
    <style:style style:name="SP180299" style:family="graphic">
      <style:paragraph-properties style:text-autospace="none"/>
    </style:style>
    <style:style style:name="SC701" style:family="graphic">
      <style:paragraph-properties style:line-height-at-least="0.623cm" style:text-autospace="none"/>
      <style:text-properties fo:color="#000000" fo:font-family="Arial, Arial" style:font-family-generic="swiss" fo:font-size="10pt" style:font-family-asian="Arial, Arial" style:font-family-generic-asian="swiss" style:font-size-asian="10pt" style:font-family-complex="Arial, Arial" style:font-family-generic-complex="swiss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7-09-06T09:13:12</meta:creation-date>
    <dc:creator>a</dc:creator>
    <dc:date>2007-09-07T10:51:50</dc:date>
    <dc:language>en-US</dc:language>
    <meta:editing-cycles>8</meta:editing-cycles>
    <meta:editing-duration>PT52M34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